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Liberation Mono" svg:font-family="'Liberation Mono'" style:font-family-generic="modern" style:font-pitch="fixed"/>
    <style:font-face style:name="Liberation Serif" svg:font-family="'Liberation Serif'" style:font-family-generic="roman" style:font-pitch="variable"/>
    <style:font-face style:name="MathJax Main" svg:font-family="'MathJax Main'"/>
    <style:font-face style:name="MathJax Math-italic" svg:font-family="'MathJax Math-italic'"/>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 fo:font-size="7.19999980926514pt" fo:letter-spacing="normal" fo:font-style="normal" fo:font-weight="normal" fo:background-color="#e0e0e0" loext:padding="0cm" loext:border="none"/>
    </style:style>
    <style:style style:name="P2"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 fo:font-size="7.19999980926514pt" fo:letter-spacing="normal" fo:font-style="normal" fo:font-weight="normal" loext:padding="0.049cm" loext:border="0.06pt solid #888888"/>
    </style:style>
    <style:style style:name="P3" style:family="paragraph" style:parent-style-name="Preformatted_20_Text">
      <loext:graphic-properties draw:fill="solid" draw:fill-color="#efefef" draw:opacity="100%"/>
      <style:paragraph-properties fo:margin-top="0cm" fo:margin-bottom="0cm" style:contextual-spacing="false" fo:orphans="2" fo:widows="2" fo:background-color="#efefef"/>
      <style:text-properties fo:font-variant="normal" fo:text-transform="none" fo:color="#880000" loext:opacity="100%" style:font-name="Consolas" fo:font-size="7.19999980926514pt" fo:letter-spacing="normal" fo:font-style="normal" fo:font-weight="normal" loext:padding="0.049cm" loext:border="0.06pt solid #888888"/>
    </style:style>
    <style:style style:name="P4"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 fo:font-size="7.19999980926514pt" fo:letter-spacing="normal" fo:font-style="normal" fo:font-weight="normal" loext:padding="0cm" loext:border="none"/>
    </style:style>
    <style:style style:name="P5"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12.6000003814697pt" fo:letter-spacing="normal" fo:font-style="normal" fo:font-weight="normal" loext:padding="0cm" loext:border="none"/>
    </style:style>
    <style:style style:name="P6"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7" style:family="paragraph" style:parent-style-name="Standard">
      <style:paragraph-properties fo:margin-top="0cm" fo:margin-bottom="0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8" style:family="paragraph" style:parent-style-name="Standard">
      <style:paragraph-properties fo:margin-top="0cm" fo:margin-bottom="0.499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10"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11"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12"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1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1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16" style:family="paragraph" style:parent-style-name="Text_20_body">
      <style:paragraph-properties fo:margin-left="0cm" fo:margin-right="0cm" fo:margin-top="0cm" fo:margin-bottom="0cm" style:contextual-spacing="false" fo:orphans="2" fo:widows="2" fo:text-indent="0cm" style:auto-text-indent="false"/>
      <style:text-properties fo:text-transform="lowercase" fo:color="#222222" loext:opacity="100%" style:font-name="Consolas1" fo:letter-spacing="normal" fo:font-style="normal" fo:font-weight="bold" loext:padding-left="0cm" loext:padding-right="0cm" loext:padding-top="0cm" loext:padding-bottom="0.049cm" loext:border-left="none" loext:border-right="none" loext:border-top="none" loext:border-bottom="0.06pt solid #888888"/>
    </style:style>
    <style:style style:name="P17" style:family="paragraph" style:parent-style-name="Text_20_body">
      <style:paragraph-properties fo:margin-left="0.021cm" fo:margin-right="0.021cm" fo:margin-top="0.021cm" fo:margin-bottom="0.021cm" style:contextual-spacing="false" fo:line-height="110%" fo:orphans="2" fo:widows="2" fo:text-indent="0cm" style:auto-text-indent="false"/>
      <style:text-properties fo:color="#888888" loext:opacity="100%" loext:padding="0.064cm" loext:border="0.06pt solid #b9b9b9"/>
    </style:style>
    <style:style style:name="T1" style:family="text">
      <style:text-properties fo:color="#000000" loext:opacity="100%" style:text-line-through-style="none" style:text-line-through-type="none" style:font-name="MathJax Math-italic" fo:font-size="9.60000038146973pt" style:text-underline-style="none" style:text-blinking="false"/>
    </style:style>
    <style:style style:name="T2" style:family="text">
      <style:text-properties fo:color="#000000" loext:opacity="100%" style:text-line-through-style="none" style:text-line-through-type="none" style:font-name="MathJax Math-italic" fo:font-size="6.59999990463257pt" style:text-underline-style="none" style:text-blinking="false"/>
    </style:style>
    <style:style style:name="T3" style:family="text">
      <style:text-properties fo:color="#000000" loext:opacity="100%" style:text-line-through-style="none" style:text-line-through-type="none" style:text-underline-style="none" style:text-blinking="false"/>
    </style:style>
    <style:style style:name="T4" style:family="text">
      <style:text-properties fo:color="#000000" loext:opacity="100%" style:text-line-through-style="none" style:text-line-through-type="none" style:font-name="MathJax Main" fo:font-size="9.60000038146973pt" style:text-underline-style="none" style:text-blinking="false"/>
    </style:style>
    <style:style style:name="T5" style:family="text">
      <style:text-properties fo:color="#000000" loext:opacity="100%" style:text-line-through-style="none" style:text-line-through-type="none" style:font-name="MathJax Main" fo:font-size="6.59999990463257pt" style:text-underline-style="none" style:text-blinking="false"/>
    </style:style>
    <style:style style:name="T6" style:family="text">
      <style:text-properties fo:color="#000000" loext:opacity="100%" style:text-line-through-style="none" style:text-line-through-type="none" fo:font-size="9.60000038146973pt" style:text-underline-style="none" style:text-blinking="false"/>
    </style:style>
    <style:style style:name="T7" style:family="text">
      <style:text-properties fo:font-weight="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igged!</text:p>
      <text:p text:style-name="P6">time limit per test</text:p>
      <text:p text:style-name="P7">2 seconds</text:p>
      <text:p text:style-name="P6">memory limit per test</text:p>
      <text:p text:style-name="P7">256 megabytes</text:p>
      <text:p text:style-name="P6">input</text:p>
      <text:p text:style-name="P7">standard input</text:p>
      <text:p text:style-name="P6">output</text:p>
      <text:p text:style-name="P8">standard output</text:p>
      <text:p text:style-name="P9">Monocarp organizes a weightlifting competition. There are <text:bookmark text:name="MathJax-Element-1-Frame"/><text:bookmark text:name="MathJax-Span-1"/><text:bookmark text:name="MathJax-Span-2"/><text:bookmark text:name="MathJax-Span-3"/><text:span text:style-name="T1">n</text:span><text:span text:style-name="T3">�</text:span> athletes participating in the competition, the <text:bookmark text:name="MathJax-Element-2-Frame"/><text:bookmark text:name="MathJax-Span-4"/><text:bookmark text:name="MathJax-Span-5"/><text:bookmark text:name="MathJax-Span-6"/><text:span text:style-name="T1">i</text:span><text:span text:style-name="T3">�</text:span>-th athlete has strength <text:bookmark text:name="MathJax-Element-3-Frame"/><text:bookmark text:name="MathJax-Span-7"/><text:bookmark text:name="MathJax-Span-8"/><text:bookmark text:name="MathJax-Span-9"/><text:bookmark text:name="MathJax-Span-10"/><text:span text:style-name="T1">s</text:span><text:bookmark text:name="MathJax-Span-11"/><text:span text:style-name="T2">i</text:span><text:span text:style-name="T3">��</text:span> and endurance <text:bookmark text:name="MathJax-Element-4-Frame"/><text:bookmark text:name="MathJax-Span-12"/><text:bookmark text:name="MathJax-Span-13"/><text:bookmark text:name="MathJax-Span-14"/><text:bookmark text:name="MathJax-Span-15"/><text:span text:style-name="T1">e</text:span><text:bookmark text:name="MathJax-Span-16"/><text:span text:style-name="T2">i</text:span><text:span text:style-name="T3">��</text:span>. The <text:bookmark text:name="MathJax-Element-5-Frame"/><text:bookmark text:name="MathJax-Span-17"/><text:bookmark text:name="MathJax-Span-18"/><text:bookmark text:name="MathJax-Span-19"/><text:span text:style-name="T4">1</text:span><text:span text:style-name="T3">1</text:span>-st athlete is Monocarp's friend Polycarp, and Monocarp really wants Polycarp to win.</text:p>
      <text:p text:style-name="P9">The competition will be conducted as follows. The jury will choose a positive <text:span text:style-name="T7">(greater than zero)</text:span> integer <text:bookmark text:name="MathJax-Element-6-Frame"/><text:bookmark text:name="MathJax-Span-20"/><text:bookmark text:name="MathJax-Span-21"/><text:bookmark text:name="MathJax-Span-22"/><text:span text:style-name="T1">w</text:span><text:span text:style-name="T3">�</text:span>, which denotes the weight of the barbell that will be used in the competition. The goal for each athlete is to lift the barbell as many times as possible. The athlete who lifts the barbell the most amount of times will be declared the winner <text:span text:style-name="T7">(if there are multiple such athletes — there's no winner)</text:span>.</text:p>
      <text:p text:style-name="P9">If the barbell's weight <text:bookmark text:name="MathJax-Element-7-Frame"/><text:bookmark text:name="MathJax-Span-23"/><text:bookmark text:name="MathJax-Span-24"/><text:bookmark text:name="MathJax-Span-25"/><text:span text:style-name="T1">w</text:span><text:span text:style-name="T3">�</text:span> is <text:span text:style-name="T7">strictly greater</text:span> than the strength of the <text:bookmark text:name="MathJax-Element-8-Frame"/><text:bookmark text:name="MathJax-Span-26"/><text:bookmark text:name="MathJax-Span-27"/><text:bookmark text:name="MathJax-Span-28"/><text:span text:style-name="T1">i</text:span><text:span text:style-name="T3">�</text:span>-th athlete <text:bookmark text:name="MathJax-Element-9-Frame"/><text:bookmark text:name="MathJax-Span-29"/><text:bookmark text:name="MathJax-Span-30"/><text:bookmark text:name="MathJax-Span-31"/><text:bookmark text:name="MathJax-Span-32"/><text:span text:style-name="T1">s</text:span><text:bookmark text:name="MathJax-Span-33"/><text:span text:style-name="T2">i</text:span><text:span text:style-name="T3">��</text:span>, then the <text:bookmark text:name="MathJax-Element-10-Frame"/><text:bookmark text:name="MathJax-Span-34"/><text:bookmark text:name="MathJax-Span-35"/><text:bookmark text:name="MathJax-Span-36"/><text:span text:style-name="T1">i</text:span><text:span text:style-name="T3">�</text:span>-th athlete will be unable to lift the barbell even one single time. Otherwise, the <text:bookmark text:name="MathJax-Element-11-Frame"/><text:bookmark text:name="MathJax-Span-37"/><text:bookmark text:name="MathJax-Span-38"/><text:bookmark text:name="MathJax-Span-39"/><text:span text:style-name="T1">i</text:span><text:span text:style-name="T3">�</text:span>-th athlete will be able to lift the barbell, and the number of times he does it will be equal to his endurance <text:bookmark text:name="MathJax-Element-12-Frame"/><text:bookmark text:name="MathJax-Span-40"/><text:bookmark text:name="MathJax-Span-41"/><text:bookmark text:name="MathJax-Span-42"/><text:bookmark text:name="MathJax-Span-43"/><text:span text:style-name="T1">e</text:span><text:bookmark text:name="MathJax-Span-44"/><text:span text:style-name="T2">i</text:span><text:span text:style-name="T3">��</text:span>.</text:p>
      <text:p text:style-name="P9">For example, suppose there are <text:bookmark text:name="MathJax-Element-13-Frame"/><text:bookmark text:name="MathJax-Span-45"/><text:bookmark text:name="MathJax-Span-46"/><text:bookmark text:name="MathJax-Span-47"/><text:span text:style-name="T4">4</text:span><text:span text:style-name="T3">4</text:span> athletes with parameters <text:bookmark text:name="MathJax-Element-14-Frame"/><text:bookmark text:name="MathJax-Span-48"/><text:bookmark text:name="MathJax-Span-49"/><text:bookmark text:name="MathJax-Span-50"/><text:bookmark text:name="MathJax-Span-51"/><text:span text:style-name="T1">s</text:span><text:bookmark text:name="MathJax-Span-52"/><text:span text:style-name="T5">1</text:span><text:bookmark text:name="MathJax-Span-53"/><text:span text:style-name="T4">=</text:span><text:bookmark text:name="MathJax-Span-54"/><text:span text:style-name="T4">7</text:span><text:bookmark text:name="MathJax-Span-55"/><text:span text:style-name="T4">,</text:span><text:bookmark text:name="MathJax-Span-56"/><text:bookmark text:name="MathJax-Span-57"/><text:span text:style-name="T1">e</text:span><text:bookmark text:name="MathJax-Span-58"/><text:span text:style-name="T5">1</text:span><text:bookmark text:name="MathJax-Span-59"/><text:span text:style-name="T4">=</text:span><text:bookmark text:name="MathJax-Span-60"/><text:span text:style-name="T4">4</text:span><text:span text:style-name="T3">�1=7,�1=4</text:span>; <text:bookmark text:name="MathJax-Element-15-Frame"/><text:bookmark text:name="MathJax-Span-61"/><text:bookmark text:name="MathJax-Span-62"/><text:bookmark text:name="MathJax-Span-63"/><text:bookmark text:name="MathJax-Span-64"/><text:span text:style-name="T1">s</text:span><text:bookmark text:name="MathJax-Span-65"/><text:span text:style-name="T5">2</text:span><text:bookmark text:name="MathJax-Span-66"/><text:span text:style-name="T4">=</text:span><text:bookmark text:name="MathJax-Span-67"/><text:span text:style-name="T4">9</text:span><text:bookmark text:name="MathJax-Span-68"/><text:span text:style-name="T4">,</text:span><text:bookmark text:name="MathJax-Span-69"/><text:bookmark text:name="MathJax-Span-70"/><text:span text:style-name="T1">e</text:span><text:bookmark text:name="MathJax-Span-71"/><text:span text:style-name="T5">2</text:span><text:bookmark text:name="MathJax-Span-72"/><text:span text:style-name="T4">=</text:span><text:bookmark text:name="MathJax-Span-73"/><text:span text:style-name="T4">3</text:span><text:span text:style-name="T3">�2=9,�2=3</text:span>; <text:bookmark text:name="MathJax-Element-16-Frame"/><text:bookmark text:name="MathJax-Span-74"/><text:bookmark text:name="MathJax-Span-75"/><text:bookmark text:name="MathJax-Span-76"/><text:bookmark text:name="MathJax-Span-77"/><text:span text:style-name="T1">s</text:span><text:bookmark text:name="MathJax-Span-78"/><text:span text:style-name="T5">3</text:span><text:bookmark text:name="MathJax-Span-79"/><text:span text:style-name="T4">=</text:span><text:bookmark text:name="MathJax-Span-80"/><text:span text:style-name="T4">4</text:span><text:bookmark text:name="MathJax-Span-81"/><text:span text:style-name="T4">,</text:span><text:bookmark text:name="MathJax-Span-82"/><text:bookmark text:name="MathJax-Span-83"/><text:span text:style-name="T1">e</text:span><text:bookmark text:name="MathJax-Span-84"/><text:span text:style-name="T5">3</text:span><text:bookmark text:name="MathJax-Span-85"/><text:span text:style-name="T4">=</text:span><text:bookmark text:name="MathJax-Span-86"/><text:span text:style-name="T4">6</text:span><text:span text:style-name="T3">�3=4,�3=6</text:span>; <text:bookmark text:name="MathJax-Element-17-Frame"/><text:bookmark text:name="MathJax-Span-87"/><text:bookmark text:name="MathJax-Span-88"/><text:bookmark text:name="MathJax-Span-89"/><text:bookmark text:name="MathJax-Span-90"/><text:span text:style-name="T1">s</text:span><text:bookmark text:name="MathJax-Span-91"/><text:span text:style-name="T5">4</text:span><text:bookmark text:name="MathJax-Span-92"/><text:span text:style-name="T4">=</text:span><text:bookmark text:name="MathJax-Span-93"/><text:span text:style-name="T4">2</text:span><text:bookmark text:name="MathJax-Span-94"/><text:span text:style-name="T4">,</text:span><text:bookmark text:name="MathJax-Span-95"/><text:bookmark text:name="MathJax-Span-96"/><text:span text:style-name="T1">e</text:span><text:bookmark text:name="MathJax-Span-97"/><text:span text:style-name="T5">4</text:span><text:bookmark text:name="MathJax-Span-98"/><text:span text:style-name="T4">=</text:span><text:bookmark text:name="MathJax-Span-99"/><text:span text:style-name="T4">2</text:span><text:span text:style-name="T3">�4=2,�4=2</text:span>. If the weight of the barbell is <text:bookmark text:name="MathJax-Element-18-Frame"/><text:bookmark text:name="MathJax-Span-100"/><text:bookmark text:name="MathJax-Span-101"/><text:bookmark text:name="MathJax-Span-102"/><text:span text:style-name="T4">5</text:span><text:span text:style-name="T3">5</text:span>, then:</text:p>
      <text:list xml:id="list659578809" text:style-name="L1">
        <text:list-item>
          <text:p text:style-name="P10">the first athlete will be able to lift the barbell <text:bookmark text:name="MathJax-Element-19-Frame"/><text:bookmark text:name="MathJax-Span-103"/><text:bookmark text:name="MathJax-Span-104"/><text:bookmark text:name="MathJax-Span-105"/><text:span text:style-name="T4">4</text:span><text:span text:style-name="T3">4</text:span> times;</text:p>
        </text:list-item>
        <text:list-item>
          <text:p text:style-name="P10">the second athlete will be able to lift the barbell <text:bookmark text:name="MathJax-Element-20-Frame"/><text:bookmark text:name="MathJax-Span-106"/><text:bookmark text:name="MathJax-Span-107"/><text:bookmark text:name="MathJax-Span-108"/><text:span text:style-name="T4">3</text:span><text:span text:style-name="T3">3</text:span> times;</text:p>
        </text:list-item>
        <text:list-item>
          <text:p text:style-name="P12">the third athlete will be unable to lift the barbell;</text:p>
        </text:list-item>
        <text:list-item>
          <text:p text:style-name="P12">the fourth athlete will be unable to lift the barbell.</text:p>
        </text:list-item>
      </text:list>
      <text:p text:style-name="P9">Monocarp wants to choose <text:bookmark text:name="MathJax-Element-21-Frame"/><text:bookmark text:name="MathJax-Span-109"/><text:bookmark text:name="MathJax-Span-110"/><text:bookmark text:name="MathJax-Span-111"/><text:span text:style-name="T1">w</text:span><text:span text:style-name="T3">�</text:span> in such a way that Polycarp (the <text:bookmark text:name="MathJax-Element-22-Frame"/><text:bookmark text:name="MathJax-Span-112"/><text:bookmark text:name="MathJax-Span-113"/><text:bookmark text:name="MathJax-Span-114"/><text:span text:style-name="T4">1</text:span><text:span text:style-name="T3">1</text:span>-st athlete) wins the competition. Help him to choose the value of <text:bookmark text:name="MathJax-Element-23-Frame"/><text:bookmark text:name="MathJax-Span-115"/><text:bookmark text:name="MathJax-Span-116"/><text:bookmark text:name="MathJax-Span-117"/><text:span text:style-name="T1">w</text:span><text:span text:style-name="T3">�</text:span>, or report that it is impossible.</text:p>
      <text:p text:style-name="P15">Input</text:p>
      <text:p text:style-name="P9">The first line contains one integer <text:bookmark text:name="MathJax-Element-24-Frame"/><text:bookmark text:name="MathJax-Span-118"/><text:bookmark text:name="MathJax-Span-119"/><text:bookmark text:name="MathJax-Span-120"/><text:span text:style-name="T1">t</text:span><text:span text:style-name="T3">�</text:span> (<text:bookmark text:name="MathJax-Element-25-Frame"/><text:bookmark text:name="MathJax-Span-121"/><text:bookmark text:name="MathJax-Span-122"/><text:bookmark text:name="MathJax-Span-123"/><text:span text:style-name="T4">1</text:span><text:bookmark text:name="MathJax-Span-124"/><text:span text:style-name="T6">≤</text:span><text:bookmark text:name="MathJax-Span-125"/><text:span text:style-name="T1">t</text:span><text:bookmark text:name="MathJax-Span-126"/><text:span text:style-name="T6">≤</text:span><text:bookmark text:name="MathJax-Span-127"/><text:span text:style-name="T4">100</text:span><text:span text:style-name="T3">1≤�≤100</text:span>) — the number of test cases.</text:p>
      <text:p text:style-name="P9">The first line of each test case contains one integer <text:bookmark text:name="MathJax-Element-26-Frame"/><text:bookmark text:name="MathJax-Span-128"/><text:bookmark text:name="MathJax-Span-129"/><text:bookmark text:name="MathJax-Span-130"/><text:span text:style-name="T1">n</text:span><text:span text:style-name="T3">�</text:span> (<text:bookmark text:name="MathJax-Element-27-Frame"/><text:bookmark text:name="MathJax-Span-131"/><text:bookmark text:name="MathJax-Span-132"/><text:bookmark text:name="MathJax-Span-133"/><text:span text:style-name="T4">2</text:span><text:bookmark text:name="MathJax-Span-134"/><text:span text:style-name="T6">≤</text:span><text:bookmark text:name="MathJax-Span-135"/><text:span text:style-name="T1">n</text:span><text:bookmark text:name="MathJax-Span-136"/><text:span text:style-name="T6">≤</text:span><text:bookmark text:name="MathJax-Span-137"/><text:span text:style-name="T4">100</text:span><text:span text:style-name="T3">2≤�≤100</text:span>) — the number of athletes. Then <text:bookmark text:name="MathJax-Element-28-Frame"/><text:bookmark text:name="MathJax-Span-138"/><text:bookmark text:name="MathJax-Span-139"/><text:bookmark text:name="MathJax-Span-140"/><text:span text:style-name="T1">n</text:span><text:span text:style-name="T3">�</text:span> lines follow, the <text:bookmark text:name="MathJax-Element-29-Frame"/><text:bookmark text:name="MathJax-Span-141"/><text:bookmark text:name="MathJax-Span-142"/><text:bookmark text:name="MathJax-Span-143"/><text:span text:style-name="T1">i</text:span><text:span text:style-name="T3">�</text:span>-th of them contains two integers <text:bookmark text:name="MathJax-Element-30-Frame"/><text:bookmark text:name="MathJax-Span-144"/><text:bookmark text:name="MathJax-Span-145"/><text:bookmark text:name="MathJax-Span-146"/><text:bookmark text:name="MathJax-Span-147"/><text:span text:style-name="T1">s</text:span><text:bookmark text:name="MathJax-Span-148"/><text:span text:style-name="T2">i</text:span><text:span text:style-name="T3">��</text:span> and <text:bookmark text:name="MathJax-Element-31-Frame"/><text:bookmark text:name="MathJax-Span-149"/><text:bookmark text:name="MathJax-Span-150"/><text:bookmark text:name="MathJax-Span-151"/><text:bookmark text:name="MathJax-Span-152"/><text:span text:style-name="T1">e</text:span><text:bookmark text:name="MathJax-Span-153"/><text:span text:style-name="T2">i</text:span><text:span text:style-name="T3">��</text:span> (<text:bookmark text:name="MathJax-Element-32-Frame"/><text:bookmark text:name="MathJax-Span-154"/><text:bookmark text:name="MathJax-Span-155"/><text:bookmark text:name="MathJax-Span-156"/><text:span text:style-name="T4">1</text:span><text:bookmark text:name="MathJax-Span-157"/><text:span text:style-name="T6">≤</text:span><text:bookmark text:name="MathJax-Span-158"/><text:bookmark text:name="MathJax-Span-159"/><text:span text:style-name="T1">s</text:span><text:bookmark text:name="MathJax-Span-160"/><text:span text:style-name="T2">i</text:span><text:bookmark text:name="MathJax-Span-161"/><text:span text:style-name="T6">≤</text:span><text:bookmark text:name="MathJax-Span-162"/><text:bookmark text:name="MathJax-Span-163"/><text:span text:style-name="T4">10</text:span><text:bookmark text:name="MathJax-Span-164"/><text:span text:style-name="T5">9</text:span><text:span text:style-name="T3">1≤��≤109</text:span>; <text:bookmark text:name="MathJax-Element-33-Frame"/><text:bookmark text:name="MathJax-Span-165"/><text:bookmark text:name="MathJax-Span-166"/><text:bookmark text:name="MathJax-Span-167"/><text:span text:style-name="T4">1</text:span><text:bookmark text:name="MathJax-Span-168"/><text:span text:style-name="T6">≤</text:span><text:bookmark text:name="MathJax-Span-169"/><text:bookmark text:name="MathJax-Span-170"/><text:span text:style-name="T1">e</text:span><text:bookmark text:name="MathJax-Span-171"/><text:span text:style-name="T2">i</text:span><text:bookmark text:name="MathJax-Span-172"/><text:span text:style-name="T6">≤</text:span><text:bookmark text:name="MathJax-Span-173"/><text:span text:style-name="T4">100</text:span><text:span text:style-name="T3">1≤��≤100</text:span>) — the strength and the endurance of the <text:bookmark text:name="MathJax-Element-34-Frame"/><text:bookmark text:name="MathJax-Span-174"/><text:bookmark text:name="MathJax-Span-175"/><text:bookmark text:name="MathJax-Span-176"/><text:span text:style-name="T1">i</text:span><text:span text:style-name="T3">�</text:span>-th athlete.</text:p>
      <text:p text:style-name="P15">Output</text:p>
      <text:p text:style-name="P13">For each test case, print the answer as follows:</text:p>
      <text:list xml:id="list3557137727" text:style-name="L2">
        <text:list-item>
          <text:p text:style-name="P11">if the answer exists, print one integer — the value of <text:bookmark text:name="MathJax-Element-35-Frame"/><text:bookmark text:name="MathJax-Span-177"/><text:bookmark text:name="MathJax-Span-178"/><text:bookmark text:name="MathJax-Span-179"/><text:span text:style-name="T1">w</text:span><text:span text:style-name="T3">�</text:span> meeting the constraints. The integer you print should satisfy <text:bookmark text:name="MathJax-Element-36-Frame"/><text:bookmark text:name="MathJax-Span-180"/><text:bookmark text:name="MathJax-Span-181"/><text:bookmark text:name="MathJax-Span-182"/><text:span text:style-name="T4">1</text:span><text:bookmark text:name="MathJax-Span-183"/><text:span text:style-name="T6">≤</text:span><text:bookmark text:name="MathJax-Span-184"/><text:span text:style-name="T1">w</text:span><text:bookmark text:name="MathJax-Span-185"/><text:span text:style-name="T6">≤</text:span><text:bookmark text:name="MathJax-Span-186"/><text:bookmark text:name="MathJax-Span-187"/><text:span text:style-name="T4">10</text:span><text:bookmark text:name="MathJax-Span-188"/><text:span text:style-name="T5">9</text:span><text:span text:style-name="T3">1≤�≤109</text:span>. It can be shown that if the answer exists, at least one such value of <text:bookmark text:name="MathJax-Element-37-Frame"/><text:bookmark text:name="MathJax-Span-189"/><text:bookmark text:name="MathJax-Span-190"/><text:bookmark text:name="MathJax-Span-191"/><text:span text:style-name="T1">w</text:span><text:span text:style-name="T3">�</text:span> exists as well. If there are multiple answers, you can print any of them;</text:p>
        </text:list-item>
        <text:list-item>
          <text:p text:style-name="P11">otherwise, print one integer <text:bookmark text:name="MathJax-Element-38-Frame"/><text:bookmark text:name="MathJax-Span-192"/><text:bookmark text:name="MathJax-Span-193"/><text:bookmark text:name="MathJax-Span-194"/><text:span text:style-name="T3">−</text:span><text:bookmark text:name="MathJax-Span-195"/><text:span text:style-name="T4">1</text:span><text:span text:style-name="T3">−1</text:span>.</text:p>
        </text:list-item>
      </text:list>
      <text:p text:style-name="P14">Example</text:p>
      <text:p text:style-name="P16">input</text:p>
      <text:section text:style-name="Sect1" text:name="id002623849164952974">
        <text:p text:style-name="P17">Copy</text:p>
      </text:section>
      <text:p text:style-name="P1"><text:bookmark text:name="id008299759520365206"/>3</text:p>
      <text:p text:style-name="P4">4</text:p>
      <text:p text:style-name="P4">7 4</text:p>
      <text:p text:style-name="P4">9 3</text:p>
      <text:p text:style-name="P4">4 6</text:p>
      <text:p text:style-name="P4">2 2</text:p>
      <text:p text:style-name="P1">2</text:p>
      <text:p text:style-name="P1">4 6</text:p>
      <text:p text:style-name="P1">100 100</text:p>
      <text:p text:style-name="P4">2</text:p>
      <text:p text:style-name="P4">1337 3</text:p>
      <text:p text:style-name="P4">1337 3</text:p>
      <text:p text:style-name="P16">output</text:p>
      <text:section text:style-name="Sect1" text:name="id00564335648741136">
        <text:p text:style-name="P17">Copy</text:p>
      </text:section>
      <text:p text:style-name="P2"><text:bookmark text:name="id00355291104713541"/>5</text:p>
      <text:p text:style-name="P3">-1</text:p>
      <text:p text:style-name="P3">-1</text:p>
      <text:p text:style-name="P15">Note</text:p>
      <text:p text:style-name="P13">The first test case of the example is described in the statement.</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Liberation Mono" svg:font-family="'Liberation Mono'" style:font-family-generic="modern" style:font-pitch="fixed"/>
    <style:font-face style:name="Liberation Serif" svg:font-family="'Liberation Serif'" style:font-family-generic="roman" style:font-pitch="variable"/>
    <style:font-face style:name="MathJax Main" svg:font-family="'MathJax Main'"/>
    <style:font-face style:name="MathJax Math-italic" svg:font-family="'MathJax Math-italic'"/>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24T11:36:47.363000000</dc:date>
    <meta:editing-duration>PT12S</meta:editing-duration>
    <meta:editing-cycles>1</meta:editing-cycles>
    <meta:document-statistic meta:table-count="0" meta:image-count="0" meta:object-count="0" meta:page-count="1" meta:paragraph-count="47" meta:word-count="449" meta:character-count="2518" meta:non-whitespace-character-count="2117"/>
    <meta:generator>LibreOffice/7.2.2.2$Windows_X86_64 LibreOffice_project/02b2acce88a210515b4a5bb2e46cbfb63fe97d56</meta:generator>
  </office:meta>
</office:document-meta>
</file>